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Heading_20_1">
      <style:text-properties officeooo:rsid="001bd329" officeooo:paragraph-rsid="001bd329"/>
    </style:style>
    <style:style style:name="P7" style:family="paragraph" style:parent-style-name="Heading_20_1">
      <style:text-properties officeooo:paragraph-rsid="002bba04"/>
    </style:style>
    <style:style style:name="P8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9" style:family="paragraph" style:parent-style-name="Standard">
      <style:text-properties officeooo:rsid="001bd329" officeooo:paragraph-rsid="001bd329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officeooo:paragraph-rsid="002bba04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>
      <style:text-properties fo:font-weight="bold"/>
    </style:style>
    <style:style style:name="P16" style:family="paragraph" style:parent-style-name="Text_20_body">
      <style:text-properties fo:font-weight="bold" officeooo:rsid="001bd329" officeooo:paragraph-rsid="001bd329"/>
    </style:style>
    <style:style style:name="P17" style:family="paragraph" style:parent-style-name="Text_20_body">
      <style:text-properties officeooo:rsid="002cc664" officeooo:paragraph-rsid="002cc664"/>
    </style:style>
    <style:style style:name="P18" style:family="paragraph">
      <style:text-properties style:font-name="Liberation Sans" fo:font-size="1pt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officeooo:rsid="002cc664"/>
    </style:style>
    <style:style style:name="T5" style:family="text">
      <style:text-properties style:font-name="Liberation Sans" fo:font-size="1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info_extra</text:file-name></text:p>
      <text:p text:style-name="P5">Marcos Miquel Lisarde</text:p>
      <text:p text:style-name="P2"/>
      <text:p text:style-name="P1"/>
      <text:h text:style-name="P6" text:outline-level="1">Proyecto Blackjack: Gestión y Roles del Equipo</text:h>
      <text:p text:style-name="Text_20_body">Un análisis completo de cómo nuestro equipo ha desarrollado exitosamente una simulación de blackjack, enfocándonos en la gestión eficiente y la distribución estratégica de roles.</text:p>
      <text:p text:style-name="Text_20_body">Marcos Miquel, <text:span text:style-name="T4">Pau</text:span> -, Héctor -</text:p>
      <text:p text:style-name="P1"/>
      <text:p text:style-name="P1"/>
      <text:h text:style-name="P6" text:outline-level="1">Introducción al Proyecto</text:h>
      <text:h text:style-name="Heading_20_4" text:outline-level="4"><text:tab/>Objetivo Principal</text:h>
      <text:p text:style-name="Text_20_body">Desarrollar un proyecto completo sobre blackjack, desde la conceptualización inicial hasta la implementación final, demostrando nuestras habilidades técnicas y de gestión.</text:p>
      <text:h text:style-name="Heading_20_4" text:outline-level="4"><text:tab/>Retos principales</text:h>
      <text:list text:style-name="L1">
        <text:list-item>
          <text:p text:style-name="P11">Tiempo ajustado</text:p>
        </text:list-item>
        <text:list-item>
          <text:p text:style-name="P11">Conocimientos limitados</text:p>
        </text:list-item>
        <text:list-item>
          <text:p text:style-name="P10">Poca experiencia</text:p>
        </text:list-item>
      </text:list>
      <text:p text:style-name="P1"/>
      <text:p text:style-name="P1"/>
      <text:h text:style-name="P7" text:outline-level="1"><text:span text:style-name="T2">Metodología de Gestión del Proyecto</text:span></text:h>
      <text:h text:style-name="Heading_20_4" text:outline-level="4" text:is-list-header="true"><text:tab/>Planificación clara</text:h>
      <text:section text:style-name="Sect1" text:name="zaQQb">
        <text:p text:style-name="P12">Dejamos claro cada componente del equipo nuestras capacidades y puntos fuertes, de forma que podemos gestionar las tareas de forma eficiente.</text:p>
      </text:section>
      <text:section text:style-name="Sect1" text:name="1i6c0">
        <text:h text:style-name="Heading_20_4" text:outline-level="4"><text:tab/>Comunicación constante</text:h>
        <text:p text:style-name="Text_20_body">Establecimos reuniones regulares de seguimiento y coordinación para mantener al equipo alineado y resolver problemas de manera proactiva.</text:p>
      </text:section>
      <text:section text:style-name="Sect1" text:name="SfDV8">
        <text:h text:style-name="Heading_20_4" text:outline-level="4"><text:soft-page-break/><text:tab/>Herramientas Digitales</text:h>
        <text:p text:style-name="Text_20_body">Utilizamos Trello para la gestión de tareas y seguimiento de progreso, junto con Google Drive y GitHub para centralizar toda la documentación del proyecto.</text:p>
      </text:section>
      <text:p text:style-name="P1"/>
      <text:p text:style-name="P1"/>
      <text:h text:style-name="P6" text:outline-level="1">Roles Principales en el Equipo</text:h>
      <text:section text:style-name="Sect1" text:name="CUMgJ">
        <text:h text:style-name="Heading_20_4" text:outline-level="4"><text:tab/>Coordinador de Proyecto</text:h>
        <text:p text:style-name="Text_20_body">(Marcos)</text:p>
        <text:p text:style-name="Text_20_body">Responsable de la planificación estratégica, seguimiento general del progreso y coordinación entre todos los miembros del equipo.</text:p>
      </text:section>
      <text:section text:style-name="Sect1" text:name="Fbypu">
        <text:h text:style-name="Heading_20_4" text:outline-level="4"><text:tab/>Desarrollador Backend</text:h>
        <text:p text:style-name="Text_20_body">(<text:span text:style-name="T4">Pau</text:span>)</text:p>
        <text:p text:style-name="Text_20_body">Encargado de la programación principal, implementación de la lógica del blackjack y arquitectura técnica del sistema.</text:p>
      </text:section>
      <text:section text:style-name="Sect1" text:name="aCmtc">
        <text:h text:style-name="Heading_20_4" text:outline-level="4"><text:tab/>Desarrollador Frontend / Testing</text:h>
        <text:p text:style-name="Text_20_body">(Héctor)</text:p>
        <text:p text:style-name="Text_20_body">Responsable del desarrollo de la interfaz web, experiencia de usuario y validación de funcionalidades del juego.</text:p>
        <text:p text:style-name="Text_20_body"/>
      </text:section>
      <text:p text:style-name="Text_20_body">Cada rol fue diseñado para maximizar las fortalezas individuales mientras mantenía la cohesión del equipo y la calidad del producto final.</text:p>
      <text:p text:style-name="P1"/>
      <text:h text:style-name="P6" text:outline-level="1">Roles Principales en el Equipo</text:h>
      <text:section text:style-name="Sect1" text:name="6vhsn5jw00luti6">
        <text:section text:style-name="Sect1" text:name="Sección1">
          <text:h text:style-name="Heading_20_4" text:outline-level="4"><text:bookmark text:name="CUMgJ"/><text:tab/>Coordinador de Proyecto</text:h>
          <text:p text:style-name="Text_20_body">(Marcos)</text:p>
          <text:p text:style-name="Text_20_body">Responsable de la planificación estratégica, seguimiento general del progreso y coordinación entre todos los miembros del equipo.</text:p>
        </text:section>
        <text:section text:style-name="Sect1" text:name="Sección2">
          <text:h text:style-name="Heading_20_4" text:outline-level="4"><text:bookmark text:name="Fbypu"/><text:soft-page-break/><text:tab/>Desarrollador Backend</text:h>
          <text:p text:style-name="Text_20_body">(<text:span text:style-name="T4">Pau</text:span>)</text:p>
          <text:p text:style-name="Text_20_body">Encargado de la programación principal, implementación de la lógica del blackjack y arquitectura técnica del sistema.</text:p>
        </text:section>
        <text:section text:style-name="Sect1" text:name="Sección3">
          <text:h text:style-name="Heading_20_4" text:outline-level="4"><text:bookmark text:name="aCmtc"/><text:tab/>Desarrollador Frontend / Testing</text:h>
          <text:p text:style-name="Text_20_body">(Héctor)</text:p>
          <text:p text:style-name="Text_20_body">Responsable del desarrollo de la interfaz web, experiencia de usuario y validación de funcionalidades del juego.</text:p>
        </text:section>
        <text:p text:style-name="Text_20_body">Cada rol fue diseñado para maximizar las fortalezas individuales mientras mantenía la cohesión del equipo y la calidad del producto final.</text:p>
      </text:section>
      <text:section text:style-name="Sect1" text:name="6pg0aqexnzf2uq2">
        <text:h text:style-name="Heading_20_1" text:outline-level="1"/>
        <text:h text:style-name="Heading_20_1" text:outline-level="1" text:is-list-header="true">Coordinador de Proyecto: Marcos<text:bookmark text:name="i4CRQ"/></text:h>
        <text:h text:style-name="Heading_20_4" text:outline-level="4"><text:tab/>Responsabilidades Clave</text:h>
        <text:list text:style-name="L2">
          <text:list-item>
            <text:p text:style-name="P14">Planificación detallada de tareas y asignación estratégica de responsabilidades mediante Trello</text:p>
          </text:list-item>
          <text:list-item>
            <text:p text:style-name="P14">Gestión eficiente de tiempos, recursos y cronogramas del proyecto</text:p>
          </text:list-item>
          <text:list-item>
            <text:p text:style-name="P13">Facilitación de la comunicación entre miembros y resolución proactiva de conflictos</text:p>
          </text:list-item>
        </text:list>
      </text:section>
      <text:p text:style-name="P1"/>
      <text:p text:style-name="P1"/>
      <text:p text:style-name="P1"/>
      <text:h text:style-name="P6" text:outline-level="1">Desarrollador Principal: Pau</text:h>
      <text:section text:style-name="Sect1" text:name="kgmki">
        <text:h text:style-name="Heading_20_4" text:outline-level="4"><text:tab/>Diseño de Arquitectura</text:h>
        <text:p text:style-name="Text_20_body">Creó la estructura base del código y diseñó la arquitectura técnica del sistema de blackjack.</text:p>
      </text:section>
      <text:section text:style-name="Sect1" text:name="YWuYX">
        <text:h text:style-name="Heading_20_4" text:outline-level="4"><text:tab/>Implementación de Funcionalidades</text:h>
        <text:p text:style-name="Text_20_body">Desarrolló las características clave: sistema de apuestas, algoritmo de reparto de cartas y cálculo preciso de resultados.</text:p>
      </text:section>
      <text:section text:style-name="Sect1" text:name="PO_b9">
        <text:h text:style-name="Heading_20_4" text:outline-level="4"><text:soft-page-break/><text:tab/>Testing y Depuración</text:h>
        <text:p text:style-name="Text_20_body">Realizó pruebas exhaustivas del código y corrigió errores técnicos para garantizar un funcionamiento óptimo.</text:p>
      </text:section>
      <text:p text:style-name="P15">Satisfacción: 4/5</text:p>
      <text:p text:style-name="Text_20_body">Ha conseguido desarrollar una simulación de Blackjack, pero no ha respetado los tiempos que él mismo prometía cumplir.</text:p>
      <text:p text:style-name="P1"/>
      <text:h text:style-name="P6" text:outline-level="1">Desarrollador Frontend y Tester: Héctor</text:h>
      <text:h text:style-name="Heading_20_4" text:outline-level="4"><text:tab/>Desarrollo Web</text:h>
      <text:p text:style-name="Text_20_body">Héctor creó una interfaz web intuitiva y atractiva, asegurando que la experiencia del usuario fuera fluida y engaging.</text:p>
      <text:h text:style-name="Heading_20_4" text:outline-level="4"><text:tab/>Optimización UX</text:h>
      <text:p text:style-name="Text_20_body">Se enfocó en optimizar la usabilidad del juego, mejorando la experiencia del jugador mediante diseño responsivo y navegación intuitiva.</text:p>
      <text:h text:style-name="Heading_20_4" text:outline-level="4"><text:tab/>Validación Integral</text:h>
      <text:p text:style-name="Text_20_body">Realizó pruebas continuas de la experiencia de usuario y verificó el balance correcto del juego para asegurar la calidad final.</text:p>
      <text:p text:style-name="P1"/>
      <text:p text:style-name="P16">Satisfacción: 5/5</text:p>
      <text:p text:style-name="Text_20_body">Ha desarrollado correctamente la página web e incluso a aportado nuevas ideas y elementos para esta.</text:p>
      <text:p text:style-name="P1"/>
      <text:p text:style-name="P1"/>
      <text:p text:style-name="P16">Satisfacción: 5/5</text:p>
      <text:section text:style-name="Sect1" text:name="3ucil4i5qqrh5ke">
        <text:p text:style-name="Text_20_body">Ha desarrollado correctamente la página web e incluso a aportado nuevas ideas y elementos para esta.</text:p>
        <text:p text:style-name="Text_20_body"/>
        <text:p text:style-name="P17"/>
      </text:section>
      <text:section text:style-name="Sect1" text:name="rvprwpp9idsbswb">
        <text:h text:style-name="Heading_20_1" text:outline-level="1"><text:soft-page-break/>Colaboración y Comunicación</text:h>
        <text:section text:style-name="Sect1" text:name="bt5jW">
          <text:h text:style-name="Heading_20_4" text:outline-level="4"><text:tab/>Canales de Comunicación</text:h>
          <text:p text:style-name="Text_20_body">Nos hemos centrado en la comunicación cara a cara para asegurarnos de las intenciones e ideas claras de cada participante.</text:p>
        </text:section>
        <text:section text:style-name="Sect1" text:name="2DIp9">
          <text:h text:style-name="Heading_20_4" text:outline-level="4"><text:tab/>Documentación Compartida</text:h>
          <text:p text:style-name="Text_20_body">Establecimos un sistema de documentación centralizada que garantizó transparencia total y acceso común a toda la información del proyecto.</text:p>
        </text:section>
        <text:section text:style-name="Sect1" text:name="0dAw-">
          <text:h text:style-name="Heading_20_4" text:outline-level="4"><text:tab/>Toma de Decisiones</text:h>
          <text:p text:style-name="Text_20_body">Adoptamos un enfoque colaborativo para la resolución de problemas y toma de decisiones, aprovechando la experiencia colectiva del equipo.</text:p>
        </text:section>
      </text:section>
      <text:p text:style-name="P1"/>
      <text:p text:style-name="P1"/>
      <text:h text:style-name="P6" text:outline-level="1">Retos y Aprendizajes</text:h>
      <text:section text:style-name="Sect1" text:name="O0if1">
        <text:h text:style-name="Heading_20_4" text:outline-level="4"><text:tab/>Tiempo ajustado</text:h>
        <text:p text:style-name="Text_20_body">Hemos tenido que aprender a gestionar eficientemente los diferentes horarios y compromisos de cada miembro, optimizando el tiempo disponible para el proyecto.</text:p>
      </text:section>
      <text:section text:style-name="Sect1" text:name="Zorct">
        <text:h text:style-name="Heading_20_4" text:outline-level="4"><text:tab/>Tecnologías limitadas</text:h>
        <text:p text:style-name="Text_20_body">Debido a nuestro limitado abanico de tecnologías, sumado al poco tiempo, hemos tenido que recortar ideas y limitarnos a un proyecto factible.</text:p>
      </text:section>
      <text:section text:style-name="Sect1" text:name="suDD2">
        <text:h text:style-name="Heading_20_4" text:outline-level="4"><text:tab/>Poca experiencia</text:h>
        <text:p text:style-name="Text_20_body">Hemos tenido que aprender también a desarrollar un proyector desde 0 que contaba con más que una sola tecnología mientras nos comunicábamos con otros compañeros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2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info_extra</text:file-name></text:p>
      </style:header>
      <style:header-first>
        <text:p text:style-name="Header"><draw:custom-shape text:anchor-type="char" draw:z-index="13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text:tab/><text:file-name text:display="name">info_extra</text:file-name></text:p>
      </style:header-first>
      <style:footer>
        <text:p text:style-name="Footer"><text:tab/><text:span text:style-name="MT2">Pag. </text:span><text:page-number text:select-page="current">6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01T14:14:10.395003603</dc:date>
    <meta:editing-duration>PT1H16M41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6" meta:paragraph-count="84" meta:word-count="702" meta:character-count="4977" meta:non-whitespace-character-count="4337"/>
  </office:meta>
</office:document-meta>
</file>